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nished) O (Open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’,‘G’,‘E’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, V(View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str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Pers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lete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letedPers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Employee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Employe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NTALPICTURE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Pictures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Varchar(3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Max</meta:initial-creator>
    <dc:creator>Max Schelenz</dc:creator>
    <meta:creation-date>2022-06-14T13:01:05Z</meta:creation-date>
    <dc:date>2023-01-20T10:17:08Z</dc:date>
    <meta:editing-cycles>7</meta:editing-cycles>
    <meta:editing-duration>PT0S</meta:editing-duration>
    <meta:user-defined meta:name="AppVersion">16.0300</meta:user-defined>
  </office:meta>
</office:document-meta>
</file>